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TABLE `feedback` (<text:line-break/> `name` varchar(100) NOT NULL,<text:line-break/> `text` text NOT NULL,<text:line-break/> `id` varchar(20) NOT NULL,<text:line-break/> `created_at` varchar(100) NOT NULL,<text:line-break/> PRIMARY KEY (`created_at`),<text:line-break/> UNIQUE KEY `created_at` (`created_at`),<text:line-break/> UNIQUE KEY `created_at_2` (`created_at`)<text:line-break/>) ENGINE=InnoDB DEFAULT CHARSET=latin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3:03:13.713875242</meta:creation-date>
    <dc:date>2018-04-23T13:03:38.806266615</dc:date>
    <meta:editing-duration>PT27S</meta:editing-duration>
    <meta:editing-cycles>1</meta:editing-cycles>
    <meta:document-statistic meta:table-count="0" meta:image-count="0" meta:object-count="0" meta:page-count="1" meta:paragraph-count="1" meta:word-count="35" meta:character-count="295" meta:non-whitespace-character-count="254"/>
    <meta:generator>LibreOffice/5.4.2.2$Linux_X86_64 LibreOffice_project/40m0$Build-2</meta:generator>
  </office:meta>
</office:document-meta>
</file>